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30.52mm"/>
    </style:style>
    <style:style style:name="co3" style:family="table-column">
      <style:table-column-properties fo:break-before="auto" style:column-width="57.11mm"/>
    </style:style>
    <style:style style:name="co4" style:family="table-column">
      <style:table-column-properties fo:break-before="auto" style:column-width="40.59mm"/>
    </style:style>
    <style:style style:name="co5" style:family="table-column">
      <style:table-column-properties fo:break-before="auto" style:column-width="27.99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9.69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45.63mm"/>
    </style:style>
    <style:style style:name="co12" style:family="table-column">
      <style:table-column-properties fo:break-before="auto" style:column-width="29.97mm"/>
    </style:style>
    <style:style style:name="co13" style:family="table-column">
      <style:table-column-properties fo:break-before="auto" style:column-width="31.93mm"/>
    </style:style>
    <style:style style:name="co14" style:family="table-column">
      <style:table-column-properties fo:break-before="auto" style:column-width="32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PageStyle_5f_Kalkulator">
      <style:table-properties table:display="true" style:writing-mode="lr-tb"/>
    </style:style>
    <style:style style:name="ta2" style:family="table" style:master-page-name="PageStyle_5f_Dane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40404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2f2f2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>
      <style:table-cell-properties fo:background-color="#40404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2f2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9dc3e6"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bfbfbf" style:diagonal-bl-tr="none" style:diagonal-tl-br="none" fo:border-left="0.74pt solid #000000" fo:border-right="none" style:rotation-align="none" fo:border-top="0.74pt solid #000000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ed7d31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Default" style:data-style-name="N10">
      <style:table-cell-properties fo:background-color="#9dc3e6"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12">
      <style:table-cell-properties fo:border-bottom="none" fo:background-color="#bfbfbf" style:diagonal-bl-tr="none" style:diagonal-tl-br="none" fo:border-left="none" fo:border-right="0.74pt solid #000000" style:rotation-align="none" fo:border-top="0.74pt solid #000000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12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12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ed7d31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7" style:family="table-cell" style:parent-style-name="Default" style:data-style-name="N112">
      <style:table-cell-properties style:diagonal-bl-tr="none" style:diagonal-tl-br="none" fo:border="none" style:rotation-align="none"/>
    </style:style>
    <style:style style:name="ce28" style:family="table-cell" style:parent-style-name="Default" style:data-style-name="N11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2" style:family="table-cell" style:parent-style-name="Default" style:data-style-name="N112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3" style:family="table-cell" style:parent-style-name="Default" style:data-style-name="N112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12">
      <style:table-cell-properties style:diagonal-bl-tr="none" style:diagonal-tl-br="none" fo:border="0.74pt solid #000000" style:rotation-align="none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8" style:family="table-cell" style:parent-style-name="Default" style:data-style-name="N10">
      <style:table-cell-properties fo:border-bottom="0.74pt solid #000000" style:diagonal-bl-tr="none" style:diagonal-tl-br="none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ne.$B$4:.$B$9])" table:allow-empty-cell="true" table:display-list="unsorted" table:base-cell-address="Dane.D7">
          <table:help-message table:title="*** wybierz format papieru ***" table:display="true"/>
          <table:error-message table:message-type="stop" table:display="true"/>
        </table:content-validation>
        <table:content-validation table:name="val2" table:condition="of:cell-content-is-in-list([$Dane.$B$14:.$B$20])" table:allow-empty-cell="true" table:display-list="unsorted" table:base-cell-address="Dane.D8">
          <table:help-message table:title="*** wybierz rodzaj papieru ***" table:display="true"/>
          <table:error-message table:message-type="stop" table:display="true"/>
        </table:content-validation>
        <table:content-validation table:name="val3" table:condition="of:cell-content-is-in-list([$Dane.$G$4:.$G$7])" table:allow-empty-cell="true" table:display-list="unsorted" table:base-cell-address="Dane.D9">
          <table:help-message table:title="*** wybierz rodzaj druku ***" table:display="true"/>
          <table:error-message table:message-type="stop" table:display="true"/>
        </table:content-validation>
        <table:content-validation table:name="val4" table:condition="of:cell-content-is-in-list([$Dane.$A$3:.$A$4])" table:allow-empty-cell="true" table:display-list="unsorted" table:base-cell-address="Dane.D10">
          <table:help-message table:title="*** falcowanie ? **" table:display="true"/>
          <table:error-message table:message-type="stop" table:display="true"/>
        </table:content-validation>
        <table:content-validation table:name="val5" table:condition="of:cell-content-is-in-list([$Dane.$J$12:.$J$14])" table:allow-empty-cell="true" table:display-list="unsorted" table:base-cell-address="Dane.D11">
          <table:help-message table:title="*** wybierz czas realizacji ***" table:display="true"/>
          <table:error-message table:message-type="stop" table:display="true"/>
        </table:content-validation>
        <table:content-validation table:name="val6" table:condition="of:cell-content-is-whole-number() and cell-content()&gt;0" table:allow-empty-cell="true" table:base-cell-address="Dane.D12">
          <table:help-message table:display="true"/>
          <table:error-message table:message-type="stop" table:display="true"/>
        </table:content-validation>
        <table:content-validation table:name="val7" table:condition="of:cell-content-is-in-list([$Dane.$B$4:.$B$9])" table:allow-empty-cell="true" table:display-list="unsorted" table:base-cell-address="Dane.H7">
          <table:help-message table:display="true"/>
          <table:error-message table:message-type="stop" table:display="true"/>
        </table:content-validation>
      </table:content-validations>
      <table:table table:name="Kalkulato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3" office:value-type="string" calcext:value-type="string" table:number-columns-spanned="2" table:number-rows-spanned="2">
            <text:p>KALKULATOR</text:p>
          </table:table-cell>
          <table:covered-table-cell table:style-name="ce21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covered-table-cell table:number-columns-repeated="2" table:style-name="ce21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39" office:value-type="string" calcext:value-type="string" table:number-columns-spanned="2" table:number-rows-spanned="1">
            <text:p>PARAMETRY WYCENY</text:p>
          </table:table-cell>
          <table:covered-table-cell table:style-name="ce39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Format wydruku</text:p>
          </table:table-cell>
          <table:table-cell table:style-name="ce41" table:content-validation-name="val1" office:value-type="string" calcext:value-type="string">
            <text:p>A5 148x210mm</text:p>
          </table:table-cell>
          <table:table-cell table:style-name="ce4" table:number-columns-repeated="3"/>
          <table:table-cell table:style-name="ce4" table:content-validation-name="val7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Papier</text:p>
          </table:table-cell>
          <table:table-cell table:style-name="ce41" table:content-validation-name="val2" office:value-type="string" calcext:value-type="string">
            <text:p>350g - kreda błysk</text:p>
          </table:table-cell>
          <table:table-cell table:style-name="ce4" table:number-columns-repeated="3"/>
          <table:table-cell table:style-name="ce12" office:value-type="string" calcext:value-type="string">
            <text:p>Stawka VAT</text:p>
          </table:table-cell>
          <table:table-cell table:style-name="ce16" office:value-type="percentage" office:value="0.23" calcext:value-type="percentage">
            <text:p>23%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Druk</text:p>
          </table:table-cell>
          <table:table-cell table:style-name="ce41" table:content-validation-name="val3" office:value-type="string" calcext:value-type="string">
            <text:p>kolorowy jednostronny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Falcowanie</text:p>
          </table:table-cell>
          <table:table-cell table:style-name="ce41" table:content-validation-name="val4" office:value-type="string" calcext:value-type="string">
            <text:p>nie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Czas realizacji</text:p>
          </table:table-cell>
          <table:table-cell table:style-name="ce41" table:content-validation-name="val5" office:value-type="string" calcext:value-type="string">
            <text:p>Standard</text:p>
          </table:table-cell>
          <table:table-cell table:style-name="ce4" table:number-columns-repeated="3"/>
          <table:table-cell table:style-name="ce13" office:value-type="string" calcext:value-type="string">
            <text:p>Całkowity Koszt Netto</text:p>
          </table:table-cell>
          <table:table-cell table:style-name="ce17" table:formula="of:=[.D20]+[.D20]*[.D21]" office:value-type="float" office:value="99.3" calcext:value-type="float">
            <text:p>99,30 zł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Nakład</text:p>
          </table:table-cell>
          <table:table-cell table:style-name="ce7" table:content-validation-name="val6" office:value-type="float" office:value="100" calcext:value-type="float">
            <text:p>100</text:p>
          </table:table-cell>
          <table:table-cell table:style-name="ce4" table:number-columns-repeated="3"/>
          <table:table-cell table:style-name="ce14" office:value-type="string" calcext:value-type="string">
            <text:p>Podatek</text:p>
          </table:table-cell>
          <table:table-cell table:style-name="ce18" table:formula="of:=[.I11]*[.I8]" office:value-type="float" office:value="22.839" calcext:value-type="float">
            <text:p>22,84 zł</text:p>
          </table:table-cell>
          <table:table-cell table:style-name="ce4" table:number-columns-repeated="2"/>
          <table:table-cell table:number-columns-repeated="1013"/>
        </table:table-row>
        <table:table-row table:style-name="ro2">
          <table:table-cell table:style-name="ce4" table:number-columns-repeated="7"/>
          <table:table-cell table:style-name="ce15" office:value-type="string" calcext:value-type="string">
            <text:p>SUMA</text:p>
          </table:table-cell>
          <table:table-cell table:style-name="ce19" table:formula="of:=[.I11]+[.I12]" office:value-type="float" office:value="122.139" calcext:value-type="float">
            <text:p>122,14 zł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39" office:value-type="string" calcext:value-type="string" table:number-columns-spanned="2" table:number-rows-spanned="1">
            <text:p>SZCZEGÓŁY WYCENY</text:p>
          </table:table-cell>
          <table:covered-table-cell table:style-name="ce8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Ilość arkuszy A3</text:p>
          </table:table-cell>
          <table:table-cell table:style-name="ce9" table:formula="of:=IF([.D7]=&quot;A3 297x420mm&quot;;[.D12];IF(ROUNDUP([.D12] / ((ROUNDDOWN(297/VLOOKUP([.D7];[$Dane.$B$4:.$D$9];2;0);0)) * (ROUNDDOWN(420/VLOOKUP([.D7];[$Dane.$B$4:.$D$9];3;0);0)));0)&lt;ROUNDUP([.D12] / ((ROUNDDOWN(297/VLOOKUP([.D7];[$Dane.$B$4:.$D$9];3;0);0)) * (ROUNDDOWN(420/VLOOKUP([.D7];[$Dane.$B$4:.$D$9];2;0);0)));0);ROUNDUP([.D12] / ((ROUNDDOWN(297/VLOOKUP([.D7];[$Dane.$B$4:.$D$9];2;0);0)) * (ROUNDDOWN(420/VLOOKUP([.D7];[$Dane.$B$4:.$D$9];3;0);0)));0);ROUNDUP([.D12] / ((ROUNDDOWN(297/VLOOKUP([.D7];[$Dane.$B$4:.$D$9];3;0);0)) * (ROUNDDOWN(420/VLOOKUP([.D7];[$Dane.$B$4:.$D$9];2;0);0)));0)))" office:value-type="float" office:value="25" calcext:value-type="float">
            <text:p>25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Koszt papieru</text:p>
          </table:table-cell>
          <table:table-cell table:style-name="ce10" table:formula="of:=VLOOKUP([.D8];[$Dane.$B$14:.$E$20];4;0)*[.D16]" office:value-type="float" office:value="12.75" calcext:value-type="float">
            <text:p>12,75 zł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Kosztu druku</text:p>
          </table:table-cell>
          <table:table-cell table:style-name="ce10" table:formula="of:=VLOOKUP([.D9];[$Dane.$G$4:.$M$7];MATCH([.D7];[$Dane.G3:.M3];0);0)*[.D12]" office:value-type="float" office:value="70" calcext:value-type="float">
            <text:p>70,00 zł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Koszt falcowania</text:p>
          </table:table-cell>
          <table:table-cell table:style-name="ce10" table:formula="of:=IF([.D10]=&quot;tak&quot;;[.D12]*VLOOKUP([.C10];[$Dane.$G$12:.$H$12];2;0);0)" office:value-type="float" office:value="0" calcext:value-type="float">
            <text:p>0,00 zł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Koszt produkcji</text:p>
          </table:table-cell>
          <table:table-cell table:style-name="ce10" table:formula="of:=SUM([.D17:.D19]) + (VLOOKUP([.D11];[$Dane.$J$12:.$K$14];2;0)*SUM([.D16:.D19]))" office:value-type="float" office:value="82.75" calcext:value-type="float">
            <text:p>82,75 zł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Narzut netto %</text:p>
          </table:table-cell>
          <table:table-cell table:style-name="ce11" office:value-type="percentage" office:value="0.2" calcext:value-type="percentage">
            <text:p>20%</text:p>
          </table:table-cell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 table:number-rows-repeated="2">
          <table:table-cell table:style-name="ce4" table:number-columns-repeated="11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ne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6" office:value-type="string" calcext:value-type="string" table:number-columns-spanned="3" table:number-rows-spanned="1">
            <text:p>Format papieru</text:p>
          </table:table-cell>
          <table:covered-table-cell table:style-name="ce24"/>
          <table:covered-table-cell table:style-name="ce29"/>
          <table:table-cell table:number-columns-repeated="2"/>
          <table:table-cell table:style-name="ce56" office:value-type="string" calcext:value-type="string" table:number-columns-spanned="7" table:number-rows-spanned="1">
            <text:p>Koszt druku</text:p>
          </table:table-cell>
          <table:covered-table-cell table:number-columns-repeated="5" table:style-name="ce24"/>
          <table:covered-table-cell table:style-name="ce29"/>
          <table:table-cell table:number-columns-repeated="1011"/>
        </table:table-row>
        <table:table-row table:style-name="ro1">
          <table:table-cell table:style-name="ce20" office:value-type="string" calcext:value-type="string">
            <text:p>tak</text:p>
          </table:table-cell>
          <table:table-cell table:style-name="ce57" office:value-type="string" calcext:value-type="string">
            <text:p>Format</text:p>
          </table:table-cell>
          <table:table-cell table:style-name="ce61" office:value-type="string" calcext:value-type="string">
            <text:p>Długość A</text:p>
          </table:table-cell>
          <table:table-cell table:style-name="ce67" office:value-type="string" calcext:value-type="string">
            <text:p>Długość B</text:p>
          </table:table-cell>
          <table:table-cell table:number-columns-repeated="2"/>
          <table:table-cell table:style-name="ce72" office:value-type="string" calcext:value-type="string">
            <text:p>wydruk</text:p>
          </table:table-cell>
          <table:table-cell table:style-name="ce61" office:value-type="string" calcext:value-type="string">
            <text:p>DL 99X210mm</text:p>
          </table:table-cell>
          <table:table-cell table:style-name="ce61" office:value-type="string" calcext:value-type="string">
            <text:p>A7 74x100mm</text:p>
          </table:table-cell>
          <table:table-cell table:style-name="ce61" office:value-type="string" calcext:value-type="string">
            <text:p>A6 105x148mm</text:p>
          </table:table-cell>
          <table:table-cell table:style-name="ce74" office:value-type="string" calcext:value-type="string">
            <text:p>A5 148x210mm</text:p>
          </table:table-cell>
          <table:table-cell table:style-name="ce61" office:value-type="string" calcext:value-type="string">
            <text:p>A4 210X297mm</text:p>
          </table:table-cell>
          <table:table-cell table:style-name="ce67" office:value-type="string" calcext:value-type="string">
            <text:p>A3 297x420mm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nie</text:p>
          </table:table-cell>
          <table:table-cell table:style-name="ce22" office:value-type="string" calcext:value-type="string">
            <text:p>DL 99X210mm</text:p>
          </table:table-cell>
          <table:table-cell table:style-name="ce25" office:value-type="float" office:value="99" calcext:value-type="float">
            <text:p>99</text:p>
          </table:table-cell>
          <table:table-cell table:style-name="ce30" office:value-type="float" office:value="210" calcext:value-type="float">
            <text:p>210</text:p>
          </table:table-cell>
          <table:table-cell table:number-columns-repeated="2"/>
          <table:table-cell table:style-name="ce22" office:value-type="string" calcext:value-type="string">
            <text:p>czarno-biały jednostronny</text:p>
          </table:table-cell>
          <table:table-cell table:style-name="ce27" office:value-type="float" office:value="0.1" calcext:value-type="float">
            <text:p>0,10 zł</text:p>
          </table:table-cell>
          <table:table-cell table:style-name="ce27" office:value-type="float" office:value="0.15" calcext:value-type="float">
            <text:p>0,15 zł</text:p>
          </table:table-cell>
          <table:table-cell table:style-name="ce27" office:value-type="float" office:value="0.2" calcext:value-type="float">
            <text:p>0,20 zł</text:p>
          </table:table-cell>
          <table:table-cell table:style-name="ce27" office:value-type="float" office:value="0.25" calcext:value-type="float">
            <text:p>0,25 zł</text:p>
          </table:table-cell>
          <table:table-cell table:style-name="ce27" office:value-type="float" office:value="0.3" calcext:value-type="float">
            <text:p>0,30 zł</text:p>
          </table:table-cell>
          <table:table-cell table:style-name="ce32" office:value-type="float" office:value="0.4" calcext:value-type="float">
            <text:p>0,40 zł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A7 74x100mm</text:p>
          </table:table-cell>
          <table:table-cell table:style-name="ce25" office:value-type="float" office:value="74" calcext:value-type="float">
            <text:p>74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zarno-biały dwustronny</text:p>
          </table:table-cell>
          <table:table-cell table:style-name="ce27" table:formula="of:=2*[.H$4]" office:value-type="float" office:value="0.2" calcext:value-type="float">
            <text:p>0,20 zł</text:p>
          </table:table-cell>
          <table:table-cell table:style-name="ce27" table:formula="of:=2*[.I$4]" office:value-type="float" office:value="0.3" calcext:value-type="float">
            <text:p>0,30 zł</text:p>
          </table:table-cell>
          <table:table-cell table:style-name="ce27" table:formula="of:=2*[.J$4]" office:value-type="float" office:value="0.4" calcext:value-type="float">
            <text:p>0,40 zł</text:p>
          </table:table-cell>
          <table:table-cell table:style-name="ce27" table:formula="of:=2*[.K$4]" office:value-type="float" office:value="0.5" calcext:value-type="float">
            <text:p>0,50 zł</text:p>
          </table:table-cell>
          <table:table-cell table:style-name="ce27" table:formula="of:=2*[.L$4]" office:value-type="float" office:value="0.6" calcext:value-type="float">
            <text:p>0,60 zł</text:p>
          </table:table-cell>
          <table:table-cell table:style-name="ce32" table:formula="of:=2*[.M$4]" office:value-type="float" office:value="0.8" calcext:value-type="float">
            <text:p>0,80 zł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A6 105x148mm</text:p>
          </table:table-cell>
          <table:table-cell table:style-name="ce25" office:value-type="float" office:value="105" calcext:value-type="float">
            <text:p>105</text:p>
          </table:table-cell>
          <table:table-cell table:style-name="ce30" office:value-type="float" office:value="148" calcext:value-type="float">
            <text:p>148</text:p>
          </table:table-cell>
          <table:table-cell table:number-columns-repeated="2"/>
          <table:table-cell table:style-name="ce22" office:value-type="string" calcext:value-type="string">
            <text:p>kolorowy jednostronny</text:p>
          </table:table-cell>
          <table:table-cell table:style-name="ce27" office:value-type="float" office:value="0.5" calcext:value-type="float">
            <text:p>0,50 zł</text:p>
          </table:table-cell>
          <table:table-cell table:style-name="ce27" office:value-type="float" office:value="0.55" calcext:value-type="float">
            <text:p>0,55 zł</text:p>
          </table:table-cell>
          <table:table-cell table:style-name="ce27" office:value-type="float" office:value="0.6" calcext:value-type="float">
            <text:p>0,60 zł</text:p>
          </table:table-cell>
          <table:table-cell table:style-name="ce27" office:value-type="float" office:value="0.7" calcext:value-type="float">
            <text:p>0,70 zł</text:p>
          </table:table-cell>
          <table:table-cell table:style-name="ce27" office:value-type="float" office:value="0.8" calcext:value-type="float">
            <text:p>0,80 zł</text:p>
          </table:table-cell>
          <table:table-cell table:style-name="ce32" office:value-type="float" office:value="0.9" calcext:value-type="float">
            <text:p>0,90 zł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A5 148x210mm</text:p>
          </table:table-cell>
          <table:table-cell table:style-name="ce25" office:value-type="float" office:value="148" calcext:value-type="float">
            <text:p>148</text:p>
          </table:table-cell>
          <table:table-cell table:style-name="ce30" office:value-type="float" office:value="210" calcext:value-type="float">
            <text:p>210</text:p>
          </table:table-cell>
          <table:table-cell table:number-columns-repeated="2"/>
          <table:table-cell table:style-name="ce23" office:value-type="string" calcext:value-type="string">
            <text:p>kolorowy dwustronny</text:p>
          </table:table-cell>
          <table:table-cell table:style-name="ce28" table:formula="of:=2*[.H$6]" office:value-type="float" office:value="1" calcext:value-type="float">
            <text:p>1,00 zł</text:p>
          </table:table-cell>
          <table:table-cell table:style-name="ce28" table:formula="of:=2*[.I$6]" office:value-type="float" office:value="1.1" calcext:value-type="float">
            <text:p>1,10 zł</text:p>
          </table:table-cell>
          <table:table-cell table:style-name="ce28" table:formula="of:=2*[.J$6]" office:value-type="float" office:value="1.2" calcext:value-type="float">
            <text:p>1,20 zł</text:p>
          </table:table-cell>
          <table:table-cell table:style-name="ce28" table:formula="of:=2*[.K$6]" office:value-type="float" office:value="1.4" calcext:value-type="float">
            <text:p>1,40 zł</text:p>
          </table:table-cell>
          <table:table-cell table:style-name="ce28" table:formula="of:=2*[.L$6]" office:value-type="float" office:value="1.6" calcext:value-type="float">
            <text:p>1,60 zł</text:p>
          </table:table-cell>
          <table:table-cell table:style-name="ce33" table:formula="of:=2*[.M$6]" office:value-type="float" office:value="1.8" calcext:value-type="float">
            <text:p>1,80 zł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A4 210X297mm</text:p>
          </table:table-cell>
          <table:table-cell table:style-name="ce25" office:value-type="float" office:value="210" calcext:value-type="float">
            <text:p>210</text:p>
          </table:table-cell>
          <table:table-cell table:style-name="ce30" office:value-type="float" office:value="297" calcext:value-type="float">
            <text:p>297</text:p>
          </table:table-cell>
          <table:table-cell table:number-columns-repeated="1020"/>
        </table:table-row>
        <table:table-row table:style-name="ro1">
          <table:table-cell/>
          <table:table-cell table:style-name="ce23" office:value-type="string" calcext:value-type="string">
            <text:p>A3 297x420mm</text:p>
          </table:table-cell>
          <table:table-cell table:style-name="ce26" office:value-type="float" office:value="297" calcext:value-type="float">
            <text:p>297</text:p>
          </table:table-cell>
          <table:table-cell table:style-name="ce31" office:value-type="float" office:value="420" calcext:value-type="float">
            <text:p>420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56" office:value-type="string" calcext:value-type="string" table:number-columns-spanned="2" table:number-rows-spanned="1">
            <text:p>Dodatkowe usługi</text:p>
          </table:table-cell>
          <table:covered-table-cell table:style-name="ce29"/>
          <table:table-cell/>
          <table:table-cell table:style-name="ce56" office:value-type="string" calcext:value-type="string" table:number-columns-spanned="2" table:number-rows-spanned="1">
            <text:p>Czas realizacji</text:p>
          </table:table-cell>
          <table:covered-table-cell table:style-name="ce29"/>
          <table:table-cell table:number-columns-repeated="1013"/>
        </table:table-row>
        <table:table-row table:style-name="ro1">
          <table:table-cell table:number-columns-repeated="6"/>
          <table:table-cell table:style-name="ce57" office:value-type="string" calcext:value-type="string">
            <text:p>Nazwa usługi</text:p>
          </table:table-cell>
          <table:table-cell table:style-name="ce32" office:value-type="string" calcext:value-type="string">
            <text:p>Koszt za szt</text:p>
          </table:table-cell>
          <table:table-cell/>
          <table:table-cell table:style-name="ce57" office:value-type="string" calcext:value-type="string">
            <text:p>Tryb</text:p>
          </table:table-cell>
          <table:table-cell table:style-name="ce67" office:value-type="string" calcext:value-type="string">
            <text:p>Koszt %</text:p>
          </table:table-cell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Rodzaj papieru</text:p>
          </table:table-cell>
          <table:covered-table-cell table:number-columns-repeated="2" table:style-name="ce24"/>
          <table:covered-table-cell table:style-name="ce29"/>
          <table:table-cell/>
          <table:table-cell table:style-name="ce6" office:value-type="string" calcext:value-type="string">
            <text:p>Falcowanie</text:p>
          </table:table-cell>
          <table:table-cell table:style-name="ce35" office:value-type="float" office:value="0.1" calcext:value-type="float">
            <text:p>0,10 zł</text:p>
          </table:table-cell>
          <table:table-cell/>
          <table:table-cell table:style-name="ce22" office:value-type="string" calcext:value-type="string">
            <text:p>Standard</text:p>
          </table:table-cell>
          <table:table-cell table:style-name="ce37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1">
          <table:table-cell/>
          <table:table-cell table:style-name="ce57" office:value-type="string" calcext:value-type="string">
            <text:p>Papier</text:p>
          </table:table-cell>
          <table:table-cell table:style-name="ce61" office:value-type="string" calcext:value-type="string">
            <text:p>Cena za opak.</text:p>
          </table:table-cell>
          <table:table-cell table:style-name="ce61" office:value-type="string" calcext:value-type="string">
            <text:p>Ilosć w opak.</text:p>
          </table:table-cell>
          <table:table-cell table:style-name="ce67" office:value-type="string" calcext:value-type="string">
            <text:p>Cena za szt.</text:p>
          </table:table-cell>
          <table:table-cell table:number-columns-repeated="4"/>
          <table:table-cell table:style-name="ce22" office:value-type="string" calcext:value-type="string">
            <text:p>Express</text:p>
          </table:table-cell>
          <table:table-cell table:style-name="ce37" office:value-type="percentage" office:value="0.15" calcext:value-type="percentage">
            <text:p>15%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80g - offset</text:p>
          </table:table-cell>
          <table:table-cell table:style-name="ce27" office:value-type="float" office:value="42" calcext:value-type="float">
            <text:p>42,00 zł</text:p>
          </table:table-cell>
          <table:table-cell table:style-name="ce25" office:value-type="float" office:value="500" calcext:value-type="float">
            <text:p>500</text:p>
          </table:table-cell>
          <table:table-cell table:style-name="ce32" table:formula="of:=[.$C14]/[.$D14]" office:value-type="float" office:value="0.084" calcext:value-type="float">
            <text:p>0,08 zł</text:p>
          </table:table-cell>
          <table:table-cell table:number-columns-repeated="4"/>
          <table:table-cell table:style-name="ce23" office:value-type="string" calcext:value-type="string">
            <text:p>Super ekspress</text:p>
          </table:table-cell>
          <table:table-cell table:style-name="ce38" office:value-type="percentage" office:value="0.3" calcext:value-type="percentage">
            <text:p>30%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135g - kreda błysk</text:p>
          </table:table-cell>
          <table:table-cell table:style-name="ce27" office:value-type="float" office:value="30" calcext:value-type="float">
            <text:p>30,00 zł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table:formula="of:=[.$C15]/[.$D15]" office:value-type="float" office:value="0.3" calcext:value-type="float">
            <text:p>0,30 zł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170g - kreda błysk</text:p>
          </table:table-cell>
          <table:table-cell table:style-name="ce27" office:value-type="float" office:value="35" calcext:value-type="float">
            <text:p>35,00 zł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table:formula="of:=[.$C16]/[.$D16]" office:value-type="float" office:value="0.35" calcext:value-type="float">
            <text:p>0,35 zł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00g - kreda błysk</text:p>
          </table:table-cell>
          <table:table-cell table:style-name="ce27" office:value-type="float" office:value="37" calcext:value-type="float">
            <text:p>37,00 zł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table:formula="of:=[.$C17]/[.$D17]" office:value-type="float" office:value="0.37" calcext:value-type="float">
            <text:p>0,37 zł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50g - kreda błysk</text:p>
          </table:table-cell>
          <table:table-cell table:style-name="ce27" office:value-type="float" office:value="45" calcext:value-type="float">
            <text:p>45,00 zł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table:formula="of:=[.$C18]/[.$D18]" office:value-type="float" office:value="0.45" calcext:value-type="float">
            <text:p>0,45 zł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300g - kreda błysk</text:p>
          </table:table-cell>
          <table:table-cell table:style-name="ce27" office:value-type="float" office:value="48" calcext:value-type="float">
            <text:p>48,00 zł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table:formula="of:=[.$C19]/[.$D19]" office:value-type="float" office:value="0.48" calcext:value-type="float">
            <text:p>0,48 zł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350g - kreda błysk</text:p>
          </table:table-cell>
          <table:table-cell table:style-name="ce28" office:value-type="float" office:value="51" calcext:value-type="float">
            <text:p>51,00 zł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table:formula="of:=[.$C20]/[.$D20]" office:value-type="float" office:value="0.51" calcext:value-type="float">
            <text:p>0,51 zł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ane.B3:Dane.D9" table:display-filter-buttons="true" table:orientation="column"/>
        <table:database-range table:name="Tabela2" table:target-range-address="Dane.B13:Dane.E20" table:display-filter-buttons="true" table:orientation="column"/>
        <table:database-range table:name="Tabela3" table:target-range-address="Dane.G3:Dane.M7" table:display-filter-buttons="true" table:orientation="column"/>
        <table:database-range table:name="Tabela4" table:target-range-address="Dane.G11:Dane.H12" table:display-filter-buttons="true" table:orientation="column"/>
        <table:database-range table:name="Tabela5" table:target-range-address="Dane.J11:Dane.K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2" loext:min-decimal-places="2" number:min-integer-digits="1" number:grouping="true"/>
      <number:text> zł</number:text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.00.0000</text:date>, <text:time style:data-style-name="N2" text:time-value="18:38:19.86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Dane" style:display-name="PageStyle_Da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lkulator" style:display-name="PageStyle_Kalkulato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</meta:initial-creator>
    <meta:creation-date>2015-06-05T18:19:34</meta:creation-date>
    <dc:date>2019-08-05T18:42:21.688000000</dc:date>
    <meta:generator>LibreOffice/6.2.5.2$Windows_X86_64 LibreOffice_project/1ec314fa52f458adc18c4f025c545a4e8b22c159</meta:generator>
    <meta:editing-duration>PT4M2S</meta:editing-duration>
    <meta:editing-cycles>2</meta:editing-cycles>
    <meta:document-statistic meta:table-count="2" meta:cell-count="1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